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NS old</text:p>
          </table:table-cell>
          <table:table-cell office:value-type="string" table:style-name="ce1">
            <text:p>FNS new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48283" table:style-name="ce1">
            <text:p>12148283</text:p>
          </table:table-cell>
          <table:table-cell office:value-type="float" office:value="13240631" table:style-name="ce1">
            <text:p>13240631</text:p>
          </table:table-cell>
          <table:table-cell table:style-name="ce1"/>
          <table:table-cell office:value-type="string" table:style-name="ce1">
            <text:p>deployment</text:p>
          </table:table-cell>
          <table:table-cell office:value-type="float" office:value="2832552" table:style-name="ce1">
            <text:p>2832552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171970" table:style-name="ce1">
            <text:p>14171970</text:p>
          </table:table-cell>
          <table:table-cell office:value-type="float" office:value="15704675" table:style-name="ce1">
            <text:p>15704675</text:p>
          </table:table-cell>
          <table:table-cell table:style-name="ce1"/>
          <table:table-cell office:value-type="string" table:style-name="ce1">
            <text:p>partitioning/assignment</text:p>
          </table:table-cell>
          <table:table-cell office:value-type="float" office:value="692896" table:style-name="ce2">
            <text:p>692.896</text:p>
          </table:table-cell>
          <table:table-cell table:number-columns-repeated="3" table:style-name="ce1"/>
          <table:table-cell table:style-name="ce1">
            <draw:frame draw:z-index="1" draw:id="id0" draw:style-name="a0" draw:name="Chart 2" svg:x="0.19792in" svg:y="0.17187in" svg:width="10.08333in" svg:height="5.8489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572643" table:style-name="ce1">
            <text:p>17572643</text:p>
          </table:table-cell>
          <table:table-cell office:value-type="float" office:value="18370997" table:style-name="ce1">
            <text:p>18370997</text:p>
          </table:table-cell>
          <table:table-cell table:style-name="ce1"/>
          <table:table-cell office:value-type="string" table:style-name="ce1">
            <text:p>endreveal</text:p>
          </table:table-cell>
          <table:table-cell office:value-type="float" office:value="1944487" table:style-name="ce2">
            <text:p>1.944.487</text:p>
          </table:table-cell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261487" table:style-name="ce1">
            <text:p>24261487</text:p>
          </table:table-cell>
          <table:table-cell office:value-type="float" office:value="25974972" table:style-name="ce1">
            <text:p>25974972</text:p>
          </table:table-cell>
          <table:table-cell table:style-name="ce1"/>
          <table:table-cell office:value-type="string" table:style-name="ce1">
            <text:p>selection</text:p>
          </table:table-cell>
          <table:table-cell office:value-type="float" office:value="533304" table:style-name="ce1">
            <text:p>53330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761469" table:style-name="ce1">
            <text:p>37761469</text:p>
          </table:table-cell>
          <table:table-cell office:value-type="float" office:value="43605681" table:style-name="ce1">
            <text:p>4360568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6145044" table:style-name="ce2">
            <text:p>6.145.044</text:p>
          </table:table-cell>
          <table:table-cell table:number-columns-repeated="16378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4767124" table:style-name="ce1">
            <text:p>54767124</text:p>
          </table:table-cell>
          <table:table-cell office:value-type="float" office:value="58755145" table:style-name="ce1">
            <text:p>58755145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old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ployment</text:p>
          </table:table-cell>
          <table:table-cell office:value-type="float" office:value="2832552" table:style-name="ce1">
            <text:p>2832552</text:p>
          </table:table-cell>
          <table:table-cell office:value-type="float" office:value="2832552" table:style-name="ce1">
            <text:p>2832552</text:p>
          </table:table-cell>
          <table:table-cell office:value-type="float" office:value="2832552" table:style-name="ce1">
            <text:p>2832552</text:p>
          </table:table-cell>
          <table:table-cell office:value-type="float" office:value="2832552" table:style-name="ce1">
            <text:p>2832552</text:p>
          </table:table-cell>
          <table:table-cell office:value-type="float" office:value="2832552" table:style-name="ce1">
            <text:p>2832552</text:p>
          </table:table-cell>
          <table:table-cell office:value-type="float" office:value="2832552" table:style-name="ce1">
            <text:p>28325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nalization</text:p>
          </table:table-cell>
          <table:table-cell office:value-type="float" office:value="153723" table:style-name="ce1">
            <text:p>153723</text:p>
          </table:table-cell>
          <table:table-cell office:value-type="float" office:value="136623" table:style-name="ce1">
            <text:p>136623</text:p>
          </table:table-cell>
          <table:table-cell office:value-type="float" office:value="136623" table:style-name="ce1">
            <text:p>136623</text:p>
          </table:table-cell>
          <table:table-cell office:value-type="float" office:value="136623" table:style-name="ce1">
            <text:p>136623</text:p>
          </table:table-cell>
          <table:table-cell office:value-type="float" office:value="153723" table:style-name="ce1">
            <text:p>153723</text:p>
          </table:table-cell>
          <table:table-cell office:value-type="float" office:value="153723" table:style-name="ce1">
            <text:p>1537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mission</text:p>
          </table:table-cell>
          <table:table-cell office:value-type="float" office:value="290535" table:style-name="ce1">
            <text:p>290535</text:p>
          </table:table-cell>
          <table:table-cell office:value-type="float" office:value="287868" table:style-name="ce1">
            <text:p>287868</text:p>
          </table:table-cell>
          <table:table-cell office:value-type="float" office:value="284731" table:style-name="ce1">
            <text:p>284731</text:p>
          </table:table-cell>
          <table:table-cell office:value-type="float" office:value="281596" table:style-name="ce1">
            <text:p>281596</text:p>
          </table:table-cell>
          <table:table-cell office:value-type="float" office:value="278976" table:style-name="ce1">
            <text:p>278976</text:p>
          </table:table-cell>
          <table:table-cell office:value-type="float" office:value="277759" table:style-name="ce1">
            <text:p>2777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dSubmission</text:p>
          </table:table-cell>
          <table:table-cell office:value-type="float" office:value="53843" table:style-name="ce1">
            <text:p>53843</text:p>
          </table:table-cell>
          <table:table-cell office:value-type="float" office:value="53843" table:style-name="ce1">
            <text:p>53843</text:p>
          </table:table-cell>
          <table:table-cell office:value-type="float" office:value="53843" table:style-name="ce1">
            <text:p>53843</text:p>
          </table:table-cell>
          <table:table-cell office:value-type="float" office:value="53843" table:style-name="ce1">
            <text:p>53843</text:p>
          </table:table-cell>
          <table:table-cell office:value-type="float" office:value="53843" table:style-name="ce1">
            <text:p>53843</text:p>
          </table:table-cell>
          <table:table-cell office:value-type="float" office:value="53843" table:style-name="ce1">
            <text:p>538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rtitioning</text:p>
          </table:table-cell>
          <table:table-cell office:value-type="float" office:value="258365" table:style-name="ce1">
            <text:p>258365</text:p>
          </table:table-cell>
          <table:table-cell office:value-type="float" office:value="260638" table:style-name="ce1">
            <text:p>260638</text:p>
          </table:table-cell>
          <table:table-cell office:value-type="float" office:value="264384" table:style-name="ce1">
            <text:p>264384</text:p>
          </table:table-cell>
          <table:table-cell office:value-type="float" office:value="271916" table:style-name="ce1">
            <text:p>271916</text:p>
          </table:table-cell>
          <table:table-cell office:value-type="float" office:value="286947" table:style-name="ce1">
            <text:p>286947</text:p>
          </table:table-cell>
          <table:table-cell office:value-type="float" office:value="397180" table:style-name="ce1">
            <text:p>3971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signment</text:p>
          </table:table-cell>
          <table:table-cell office:value-type="float" office:value="397722" table:style-name="ce1">
            <text:p>397722</text:p>
          </table:table-cell>
          <table:table-cell office:value-type="float" office:value="487428" table:style-name="ce1">
            <text:p>487428</text:p>
          </table:table-cell>
          <table:table-cell office:value-type="float" office:value="636926" table:style-name="ce1">
            <text:p>636926</text:p>
          </table:table-cell>
          <table:table-cell office:value-type="float" office:value="935958" table:style-name="ce1">
            <text:p>935958</text:p>
          </table:table-cell>
          <table:table-cell office:value-type="float" office:value="1533998" table:style-name="ce1">
            <text:p>1533998</text:p>
          </table:table-cell>
          <table:table-cell office:value-type="float" office:value="2281548" table:style-name="ce1">
            <text:p>22815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dAssingment</text:p>
          </table:table-cell>
          <table:table-cell office:value-type="float" office:value="36806" table:style-name="ce1">
            <text:p>36806</text:p>
          </table:table-cell>
          <table:table-cell office:value-type="float" office:value="36809" table:style-name="ce1">
            <text:p>36809</text:p>
          </table:table-cell>
          <table:table-cell office:value-type="float" office:value="36809" table:style-name="ce1">
            <text:p>36809</text:p>
          </table:table-cell>
          <table:table-cell office:value-type="float" office:value="36809" table:style-name="ce1">
            <text:p>36809</text:p>
          </table:table-cell>
          <table:table-cell office:value-type="float" office:value="36809" table:style-name="ce1">
            <text:p>36809</text:p>
          </table:table-cell>
          <table:table-cell office:value-type="float" office:value="36809" table:style-name="ce1">
            <text:p>368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kenApproval</text:p>
          </table:table-cell>
          <table:table-cell office:value-type="float" office:value="54068" table:style-name="ce1">
            <text:p>54068</text:p>
          </table:table-cell>
          <table:table-cell office:value-type="float" office:value="54069" table:style-name="ce1">
            <text:p>54069</text:p>
          </table:table-cell>
          <table:table-cell office:value-type="float" office:value="54069" table:style-name="ce1">
            <text:p>54069</text:p>
          </table:table-cell>
          <table:table-cell office:value-type="float" office:value="54096" table:style-name="ce1">
            <text:p>54096</text:p>
          </table:table-cell>
          <table:table-cell office:value-type="float" office:value="54096" table:style-name="ce1">
            <text:p>54096</text:p>
          </table:table-cell>
          <table:table-cell office:value-type="float" office:value="54096" table:style-name="ce1">
            <text:p>540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mitment</text:p>
          </table:table-cell>
          <table:table-cell office:value-type="float" office:value="147122" table:style-name="ce1">
            <text:p>147122</text:p>
          </table:table-cell>
          <table:table-cell office:value-type="float" office:value="159328" table:style-name="ce1">
            <text:p>159328</text:p>
          </table:table-cell>
          <table:table-cell office:value-type="float" office:value="151653" table:style-name="ce1">
            <text:p>151653</text:p>
          </table:table-cell>
          <table:table-cell office:value-type="float" office:value="148935" table:style-name="ce1">
            <text:p>148935</text:p>
          </table:table-cell>
          <table:table-cell office:value-type="float" office:value="152504" table:style-name="ce1">
            <text:p>152504</text:p>
          </table:table-cell>
          <table:table-cell office:value-type="float" office:value="152422" table:style-name="ce1">
            <text:p>1524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dCommitment</text:p>
          </table:table-cell>
          <table:table-cell office:value-type="float" office:value="36786" table:style-name="ce1">
            <text:p>36786</text:p>
          </table:table-cell>
          <table:table-cell office:value-type="float" office:value="36786" table:style-name="ce1">
            <text:p>36786</text:p>
          </table:table-cell>
          <table:table-cell office:value-type="float" office:value="36786" table:style-name="ce1">
            <text:p>36786</text:p>
          </table:table-cell>
          <table:table-cell office:value-type="float" office:value="36786" table:style-name="ce1">
            <text:p>36786</text:p>
          </table:table-cell>
          <table:table-cell office:value-type="float" office:value="36786" table:style-name="ce1">
            <text:p>36786</text:p>
          </table:table-cell>
          <table:table-cell office:value-type="float" office:value="36786" table:style-name="ce1">
            <text:p>367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al</text:p>
          </table:table-cell>
          <table:table-cell office:value-type="float" office:value="152410" table:style-name="ce1">
            <text:p>152410</text:p>
          </table:table-cell>
          <table:table-cell office:value-type="float" office:value="152411" table:style-name="ce1">
            <text:p>152411</text:p>
          </table:table-cell>
          <table:table-cell office:value-type="float" office:value="152411" table:style-name="ce1">
            <text:p>152411</text:p>
          </table:table-cell>
          <table:table-cell office:value-type="float" office:value="152411" table:style-name="ce1">
            <text:p>152411</text:p>
          </table:table-cell>
          <table:table-cell office:value-type="float" office:value="152411" table:style-name="ce1">
            <text:p>152411</text:p>
          </table:table-cell>
          <table:table-cell office:value-type="float" office:value="152411" table:style-name="ce1">
            <text:p>1524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dReveal</text:p>
          </table:table-cell>
          <table:table-cell office:value-type="float" office:value="115567" table:style-name="ce1">
            <text:p>115567</text:p>
          </table:table-cell>
          <table:table-cell office:value-type="float" office:value="125121" table:style-name="ce1">
            <text:p>125121</text:p>
          </table:table-cell>
          <table:table-cell office:value-type="float" office:value="141045" table:style-name="ce1">
            <text:p>141045</text:p>
          </table:table-cell>
          <table:table-cell office:value-type="float" office:value="172901" table:style-name="ce1">
            <text:p>172901</text:p>
          </table:table-cell>
          <table:table-cell office:value-type="float" office:value="236632" table:style-name="ce1">
            <text:p>236632</text:p>
          </table:table-cell>
          <table:table-cell office:value-type="float" office:value="326748" table:style-name="ce1">
            <text:p>3267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lection</text:p>
          </table:table-cell>
          <table:table-cell office:value-type="float" office:value="533304" table:style-name="ce1">
            <text:p>533304</text:p>
          </table:table-cell>
          <table:table-cell office:value-type="float" office:value="544422" table:style-name="ce1">
            <text:p>544422</text:p>
          </table:table-cell>
          <table:table-cell office:value-type="float" office:value="576431" table:style-name="ce1">
            <text:p>576431</text:p>
          </table:table-cell>
          <table:table-cell office:value-type="float" office:value="625803" table:style-name="ce1">
            <text:p>625803</text:p>
          </table:table-cell>
          <table:table-cell office:value-type="float" office:value="740299" table:style-name="ce1">
            <text:p>740299</text:p>
          </table:table-cell>
          <table:table-cell office:value-type="float" office:value="898467" table:style-name="ce1">
            <text:p>8984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2148283" table:style-name="ce1">
            <text:p>12148283</text:p>
          </table:table-cell>
          <table:table-cell office:value-type="float" office:value="14171970" table:style-name="ce1">
            <text:p>14171970</text:p>
          </table:table-cell>
          <table:table-cell office:value-type="float" office:value="17572643" table:style-name="ce1">
            <text:p>17572643</text:p>
          </table:table-cell>
          <table:table-cell office:value-type="float" office:value="24261487" table:style-name="ce1">
            <text:p>24261487</text:p>
          </table:table-cell>
          <table:table-cell office:value-type="float" office:value="37761469" table:style-name="ce1">
            <text:p>37761469</text:p>
          </table:table-cell>
          <table:table-cell office:value-type="float" office:value="54767124" table:style-name="ce1">
            <text:p>54767124</text:p>
          </table:table-cell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12 Users</text:p>
          </table:table-cell>
          <table:table-cell office:value-type="string" table:style-name="ce1">
            <text:p>15 Users</text:p>
          </table:table-cell>
          <table:table-cell office:value-type="string" table:style-name="ce1">
            <text:p>20 Users</text:p>
          </table:table-cell>
          <table:table-cell office:value-type="string" table:style-name="ce1">
            <text:p>30 Users</text:p>
          </table:table-cell>
          <table:table-cell office:value-type="string" table:style-name="ce1">
            <text:p>50 Users</text:p>
          </table:table-cell>
          <table:table-cell office:value-type="string" table:style-name="ce1">
            <text:p>75 Users</text:p>
          </table:table-cell>
          <table:table-cell table:number-columns-repeated="2"/>
          <table:table-cell table:style-name="ce1">
            <draw:frame draw:z-index="2" draw:id="id1" draw:style-name="a1" draw:name="Chart 3" svg:x="0.19792in" svg:y="0.07812in" svg:width="10.09375in" svg:height="6.0468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1">
            <text:p>deployment</text:p>
          </table:table-cell>
          <table:table-cell office:value-type="float" office:value="2798423" table:style-name="ce1">
            <text:p>2798423</text:p>
          </table:table-cell>
          <table:table-cell office:value-type="float" office:value="2798423" table:style-name="ce1">
            <text:p>2798423</text:p>
          </table:table-cell>
          <table:table-cell office:value-type="float" office:value="2798279" table:style-name="ce1">
            <text:p>2798279</text:p>
          </table:table-cell>
          <table:table-cell office:value-type="float" office:value="2798279" table:style-name="ce1">
            <text:p>2798279</text:p>
          </table:table-cell>
          <table:table-cell office:value-type="float" office:value="2798447" table:style-name="ce1">
            <text:p>2798447</text:p>
          </table:table-cell>
          <table:table-cell office:value-type="float" office:value="2798447" table:style-name="ce1">
            <text:p>27984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nalization</text:p>
          </table:table-cell>
          <table:table-cell office:value-type="float" office:value="136623" table:style-name="ce1">
            <text:p>136623</text:p>
          </table:table-cell>
          <table:table-cell office:value-type="float" office:value="136623" table:style-name="ce1">
            <text:p>136623</text:p>
          </table:table-cell>
          <table:table-cell office:value-type="float" office:value="136623" table:style-name="ce1">
            <text:p>136623</text:p>
          </table:table-cell>
          <table:table-cell office:value-type="float" office:value="136623" table:style-name="ce1">
            <text:p>136623</text:p>
          </table:table-cell>
          <table:table-cell office:value-type="float" office:value="136623" table:style-name="ce1">
            <text:p>136623</text:p>
          </table:table-cell>
          <table:table-cell office:value-type="float" office:value="136623" table:style-name="ce1">
            <text:p>1366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mission</text:p>
          </table:table-cell>
          <table:table-cell office:value-type="float" office:value="276751" table:style-name="ce1">
            <text:p>276751</text:p>
          </table:table-cell>
          <table:table-cell office:value-type="float" office:value="279886" table:style-name="ce1">
            <text:p>279886</text:p>
          </table:table-cell>
          <table:table-cell office:value-type="float" office:value="283021" table:style-name="ce1">
            <text:p>283021</text:p>
          </table:table-cell>
          <table:table-cell office:value-type="float" office:value="286156" table:style-name="ce1">
            <text:p>286156</text:p>
          </table:table-cell>
          <table:table-cell office:value-type="float" office:value="275668" table:style-name="ce1">
            <text:p>275668</text:p>
          </table:table-cell>
          <table:table-cell office:value-type="float" office:value="281254" table:style-name="ce1">
            <text:p>2812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dSubmission</text:p>
          </table:table-cell>
          <table:table-cell office:value-type="float" office:value="53909" table:style-name="ce1">
            <text:p>53909</text:p>
          </table:table-cell>
          <table:table-cell office:value-type="float" office:value="53909" table:style-name="ce1">
            <text:p>53909</text:p>
          </table:table-cell>
          <table:table-cell office:value-type="float" office:value="53909" table:style-name="ce1">
            <text:p>53909</text:p>
          </table:table-cell>
          <table:table-cell office:value-type="float" office:value="53909" table:style-name="ce1">
            <text:p>53909</text:p>
          </table:table-cell>
          <table:table-cell office:value-type="float" office:value="53909" table:style-name="ce1">
            <text:p>53909</text:p>
          </table:table-cell>
          <table:table-cell office:value-type="float" office:value="53909" table:style-name="ce1">
            <text:p>539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rtitioning</text:p>
          </table:table-cell>
          <table:table-cell office:value-type="float" office:value="258365" table:style-name="ce1">
            <text:p>258365</text:p>
          </table:table-cell>
          <table:table-cell office:value-type="float" office:value="260638" table:style-name="ce1">
            <text:p>260638</text:p>
          </table:table-cell>
          <table:table-cell office:value-type="float" office:value="264384" table:style-name="ce1">
            <text:p>264384</text:p>
          </table:table-cell>
          <table:table-cell office:value-type="float" office:value="271916" table:style-name="ce1">
            <text:p>271916</text:p>
          </table:table-cell>
          <table:table-cell office:value-type="float" office:value="286947" table:style-name="ce1">
            <text:p>286947</text:p>
          </table:table-cell>
          <table:table-cell office:value-type="float" office:value="397180" table:style-name="ce1">
            <text:p>3971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dAssignment</text:p>
          </table:table-cell>
          <table:table-cell office:value-type="float" office:value="36809" table:style-name="ce1">
            <text:p>36809</text:p>
          </table:table-cell>
          <table:table-cell office:value-type="float" office:value="36809" table:style-name="ce1">
            <text:p>36809</text:p>
          </table:table-cell>
          <table:table-cell office:value-type="float" office:value="36809" table:style-name="ce1">
            <text:p>36809</text:p>
          </table:table-cell>
          <table:table-cell office:value-type="float" office:value="36809" table:style-name="ce1">
            <text:p>36809</text:p>
          </table:table-cell>
          <table:table-cell office:value-type="float" office:value="36809" table:style-name="ce1">
            <text:p>36809</text:p>
          </table:table-cell>
          <table:table-cell office:value-type="float" office:value="36809" table:style-name="ce1">
            <text:p>368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sertEncryptedMatrix</text:p>
          </table:table-cell>
          <table:table-cell office:value-type="float" office:value="90134" table:style-name="ce1">
            <text:p>90134</text:p>
          </table:table-cell>
          <table:table-cell office:value-type="float" office:value="90134" table:style-name="ce1">
            <text:p>90134</text:p>
          </table:table-cell>
          <table:table-cell office:value-type="float" office:value="90134" table:style-name="ce1">
            <text:p>90134</text:p>
          </table:table-cell>
          <table:table-cell office:value-type="float" office:value="90134" table:style-name="ce1">
            <text:p>90134</text:p>
          </table:table-cell>
          <table:table-cell office:value-type="float" office:value="90134" table:style-name="ce1">
            <text:p>90134</text:p>
          </table:table-cell>
          <table:table-cell office:value-type="float" office:value="90134" table:style-name="ce1">
            <text:p>901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sertProof</text:p>
          </table:table-cell>
          <table:table-cell office:value-type="float" office:value="90120" table:style-name="ce1">
            <text:p>90120</text:p>
          </table:table-cell>
          <table:table-cell office:value-type="float" office:value="90120" table:style-name="ce1">
            <text:p>90120</text:p>
          </table:table-cell>
          <table:table-cell office:value-type="float" office:value="90120" table:style-name="ce1">
            <text:p>90120</text:p>
          </table:table-cell>
          <table:table-cell office:value-type="float" office:value="90120" table:style-name="ce1">
            <text:p>90120</text:p>
          </table:table-cell>
          <table:table-cell office:value-type="float" office:value="90120" table:style-name="ce1">
            <text:p>90120</text:p>
          </table:table-cell>
          <table:table-cell office:value-type="float" office:value="90120" table:style-name="ce1">
            <text:p>901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kenApproval</text:p>
          </table:table-cell>
          <table:table-cell office:value-type="float" office:value="54096" table:style-name="ce1">
            <text:p>54096</text:p>
          </table:table-cell>
          <table:table-cell office:value-type="float" office:value="54096" table:style-name="ce1">
            <text:p>54096</text:p>
          </table:table-cell>
          <table:table-cell office:value-type="float" office:value="54096" table:style-name="ce1">
            <text:p>54096</text:p>
          </table:table-cell>
          <table:table-cell office:value-type="float" office:value="54096" table:style-name="ce1">
            <text:p>54096</text:p>
          </table:table-cell>
          <table:table-cell office:value-type="float" office:value="54096" table:style-name="ce1">
            <text:p>54096</text:p>
          </table:table-cell>
          <table:table-cell office:value-type="float" office:value="54096" table:style-name="ce1">
            <text:p>540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mitment</text:p>
          </table:table-cell>
          <table:table-cell office:value-type="float" office:value="149701" table:style-name="ce1">
            <text:p>149701</text:p>
          </table:table-cell>
          <table:table-cell office:value-type="float" office:value="149094" table:style-name="ce1">
            <text:p>149094</text:p>
          </table:table-cell>
          <table:table-cell office:value-type="float" office:value="147210" table:style-name="ce1">
            <text:p>147210</text:p>
          </table:table-cell>
          <table:table-cell office:value-type="float" office:value="141023" table:style-name="ce1">
            <text:p>141023</text:p>
          </table:table-cell>
          <table:table-cell office:value-type="float" office:value="148618" table:style-name="ce1">
            <text:p>148618</text:p>
          </table:table-cell>
          <table:table-cell office:value-type="float" office:value="150984" table:style-name="ce1">
            <text:p>150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dCommitment</text:p>
          </table:table-cell>
          <table:table-cell office:value-type="float" office:value="36853" table:style-name="ce1">
            <text:p>36853</text:p>
          </table:table-cell>
          <table:table-cell office:value-type="float" office:value="36853" table:style-name="ce1">
            <text:p>36853</text:p>
          </table:table-cell>
          <table:table-cell office:value-type="float" office:value="36853" table:style-name="ce1">
            <text:p>36853</text:p>
          </table:table-cell>
          <table:table-cell office:value-type="float" office:value="36853" table:style-name="ce1">
            <text:p>36853</text:p>
          </table:table-cell>
          <table:table-cell office:value-type="float" office:value="36853" table:style-name="ce1">
            <text:p>36853</text:p>
          </table:table-cell>
          <table:table-cell office:value-type="float" office:value="36853" table:style-name="ce1">
            <text:p>368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al</text:p>
          </table:table-cell>
          <table:table-cell office:value-type="float" office:value="140205" table:style-name="ce1">
            <text:p>140205</text:p>
          </table:table-cell>
          <table:table-cell office:value-type="float" office:value="141623" table:style-name="ce1">
            <text:p>141623</text:p>
          </table:table-cell>
          <table:table-cell office:value-type="float" office:value="139914" table:style-name="ce1">
            <text:p>139914</text:p>
          </table:table-cell>
          <table:table-cell office:value-type="float" office:value="138207" table:style-name="ce1">
            <text:p>138207</text:p>
          </table:table-cell>
          <table:table-cell office:value-type="float" office:value="134104" table:style-name="ce1">
            <text:p>134104</text:p>
          </table:table-cell>
          <table:table-cell office:value-type="float" office:value="130620" table:style-name="ce1">
            <text:p>1306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dReveal</text:p>
          </table:table-cell>
          <table:table-cell office:value-type="float" office:value="115567" table:style-name="ce1">
            <text:p>115567</text:p>
          </table:table-cell>
          <table:table-cell office:value-type="float" office:value="125121" table:style-name="ce1">
            <text:p>125121</text:p>
          </table:table-cell>
          <table:table-cell office:value-type="float" office:value="141045" table:style-name="ce1">
            <text:p>141045</text:p>
          </table:table-cell>
          <table:table-cell office:value-type="float" office:value="172901" table:style-name="ce1">
            <text:p>172901</text:p>
          </table:table-cell>
          <table:table-cell office:value-type="float" office:value="236632" table:style-name="ce1">
            <text:p>236632</text:p>
          </table:table-cell>
          <table:table-cell office:value-type="float" office:value="326748" table:style-name="ce1">
            <text:p>3267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lection</text:p>
          </table:table-cell>
          <table:table-cell office:value-type="float" office:value="535774" table:style-name="ce1">
            <text:p>535774</text:p>
          </table:table-cell>
          <table:table-cell office:value-type="float" office:value="552639" table:style-name="ce1">
            <text:p>552639</text:p>
          </table:table-cell>
          <table:table-cell office:value-type="float" office:value="580823" table:style-name="ce1">
            <text:p>580823</text:p>
          </table:table-cell>
          <table:table-cell office:value-type="float" office:value="636262" table:style-name="ce1">
            <text:p>636262</text:p>
          </table:table-cell>
          <table:table-cell office:value-type="float" office:value="744393" table:style-name="ce1">
            <text:p>744393</text:p>
          </table:table-cell>
          <table:table-cell office:value-type="float" office:value="898784" table:style-name="ce1">
            <text:p>8987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3240631" table:style-name="ce1">
            <text:p>13240631</text:p>
          </table:table-cell>
          <table:table-cell office:value-type="float" office:value="15704675" table:style-name="ce1">
            <text:p>15704675</text:p>
          </table:table-cell>
          <table:table-cell office:value-type="float" office:value="18370997" table:style-name="ce1">
            <text:p>18370997</text:p>
          </table:table-cell>
          <table:table-cell office:value-type="float" office:value="25974972" table:style-name="ce1">
            <text:p>25974972</text:p>
          </table:table-cell>
          <table:table-cell office:value-type="float" office:value="43605681" table:style-name="ce1">
            <text:p>43605681</text:p>
          </table:table-cell>
          <table:table-cell office:value-type="float" office:value="58755145" table:style-name="ce1">
            <text:p>58755145</text:p>
          </table:table-cell>
          <table:table-cell table:number-columns-repeated="16377"/>
        </table:table-row>
        <table:table-row table:number-rows-repeated="3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200" table:style-name="ce1">
            <text:p>200</text:p>
          </table:table-cell>
          <table:table-cell office:value-type="float" office:value="275" table:style-name="ce1">
            <text:p>275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15" table:style-name="ce1">
            <text:p>315</text:p>
          </table:table-cell>
          <table:table-cell office:value-type="float" office:value="319" table:style-name="ce1">
            <text:p>319</text:p>
          </table:table-cell>
          <table:table-cell office:value-type="float" office:value="501" table:style-name="ce1">
            <text:p>5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election</text:p>
          </table:table-cell>
          <table:table-cell office:value-type="float" office:value="535774" table:style-name="ce1">
            <text:p>535774</text:p>
          </table:table-cell>
          <table:table-cell office:value-type="float" office:value="552639" table:style-name="ce1">
            <text:p>552639</text:p>
          </table:table-cell>
          <table:table-cell office:value-type="float" office:value="580823" table:style-name="ce1">
            <text:p>580823</text:p>
          </table:table-cell>
          <table:table-cell office:value-type="float" office:value="636262" table:style-name="ce1">
            <text:p>636262</text:p>
          </table:table-cell>
          <table:table-cell office:value-type="float" office:value="744393" table:style-name="ce1">
            <text:p>744393</text:p>
          </table:table-cell>
          <table:table-cell office:value-type="float" office:value="898784" table:style-name="ce1">
            <text:p>898784</text:p>
          </table:table-cell>
          <table:table-cell office:value-type="float" office:value="1115556" table:style-name="ce1">
            <text:p>1115556</text:p>
          </table:table-cell>
          <table:table-cell office:value-type="float" office:value="1680939" table:style-name="ce1">
            <text:p>1680939</text:p>
          </table:table-cell>
          <table:table-cell office:value-type="float" office:value="2532869" table:style-name="ce1">
            <text:p>2532869</text:p>
          </table:table-cell>
          <table:table-cell office:value-type="float" office:value="4684938" table:style-name="ce1">
            <text:p>4684938</text:p>
          </table:table-cell>
          <table:table-cell office:value-type="float" office:value="5750878" table:style-name="ce1">
            <text:p>5750878</text:p>
          </table:table-cell>
          <table:table-cell office:value-type="float" office:value="6242324" table:style-name="ce1">
            <text:p>6242324</text:p>
          </table:table-cell>
          <table:table-cell office:value-type="float" office:value="6503579" table:style-name="ce1">
            <text:p>6503579</text:p>
          </table:table-cell>
          <table:table-cell office:value-type="float" office:value="6720430" table:style-name="ce1">
            <text:p>6720430</text:p>
          </table:table-cell>
          <table:table-cell office:value-type="float" office:value="29859523" table:style-name="ce1">
            <text:p>29859523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3" draw:id="id2" draw:style-name="a2" draw:name="Chart 7" svg:x="0.01042in" svg:y="0.20312in" svg:width="7.82292in" svg:height="4.7760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Claudio</meta:initial-creator>
    <dc:creator>Claudio</dc:creator>
    <meta:creation-date>2022-09-18T09:24:47Z</meta:creation-date>
    <dc:date>2022-12-03T10:55:1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gradient" draw:fill-gradient-name="a5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gradient" draw:fill-gradient-name="a6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gradient" draw:fill-gradient-name="a7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421.1251181102362pt" svg:width="725.99968503937pt" chart:style-name="Crt0">
        <chart:title chart:style-name="CT00">
          <text:p text:style-name="a0" text:class-names="" text:cond-style-name="">Single operation costs - FNS base code</text:p>
        </chart:title>
        <chart:legend chart:legend-position="bottom" chart:legend-align="center" chart:style-name="Lgnd"/>
        <chart:plot-area svg:x="24.9848031496063pt" svg:y="34.03732283464567pt" svg:width="620.0146456692913pt" svg:height="363.2125196850394pt" chart:style-name="Plt0">
          <chart:axis chart:dimension="y" chart:name="primary-y" chart:style-name="Axs0">
            <chart:title chart:style-name="AT00">
              <text:p text:style-name="a1" text:class-names="" text:cond-style-name="">Gas Used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.$A$14:.$A$26"/>
          </chart:axis>
          <chart:series chart:label-cell-address="Sheet1.$B$33" chart:values-cell-range-address="Sheet1.$B$14:.$B$26" chart:class="chart:bar" chart:attached-axis="primary-y" chart:style-name="G0S0">
            <chart:data-point chart:repeated="13"/>
          </chart:series>
          <chart:series chart:label-cell-address="Sheet1.$C$33" chart:values-cell-range-address="Sheet1.$C$14:.$C$26" chart:class="chart:bar" chart:attached-axis="primary-y" chart:style-name="G0S1">
            <chart:data-point chart:repeated="13"/>
          </chart:series>
          <chart:series chart:label-cell-address="Sheet1.$D$33" chart:values-cell-range-address="Sheet1.$D$14:.$D$26" chart:class="chart:bar" chart:attached-axis="primary-y" chart:style-name="G0S2">
            <chart:data-point chart:repeated="13"/>
          </chart:series>
          <chart:series chart:label-cell-address="Sheet1.$E$33" chart:values-cell-range-address="Sheet1.$E$14:.$E$26" chart:class="chart:bar" chart:attached-axis="primary-y" chart:style-name="G0S3">
            <chart:data-point chart:repeated="13"/>
          </chart:series>
          <chart:series chart:label-cell-address="Sheet1.$F$33" chart:values-cell-range-address="Sheet1.$F$14:.$F$26" chart:class="chart:bar" chart:attached-axis="primary-y" chart:style-name="G0S4">
            <chart:data-point chart:repeated="13"/>
          </chart:series>
          <chart:series chart:label-cell-address="Sheet1.$G$33" chart:values-cell-range-address="Sheet1.$G$14:.$G$26" chart:class="chart:bar" chart:attached-axis="primary-y" chart:style-name="G0S5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71a6db" draw:end-color="#559bdb" draw:start-intensity="100%" draw:end-intensity="100%"/>
    <draw:gradient draw:name="a7" draw:style="linear" draw:angle="0" draw:start-color="#81b861" draw:end-color="#6fb242" draw:start-intensity="100%" draw:end-intensity="100%"/>
    <draw:gradient draw:name="a2" draw:style="linear" draw:angle="0" draw:start-color="#6083cb" draw:end-color="#3e70ca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  <draw:gradient draw:name="a5" draw:style="linear" draw:angle="0" draw:start-color="#ffc746" draw:end-color="#ffc600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gradient" draw:fill-gradient-name="a5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gradient" draw:fill-gradient-name="a6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gradient" draw:fill-gradient-name="a7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435.3753543307086pt" svg:width="726.75pt" chart:style-name="Crt0">
        <chart:title chart:style-name="CT00">
          <text:p text:style-name="a0" text:class-names="" text:cond-style-name="">Single operation costs - FNS new</text:p>
        </chart:title>
        <chart:legend chart:legend-position="bottom" chart:legend-align="center" chart:style-name="Lgnd"/>
        <chart:plot-area svg:x="26.62692913385827pt" svg:y="28.53905511811024pt" svg:width="624.649842519685pt" svg:height="383.5194488188976pt" chart:style-name="Plt0">
          <chart:axis chart:dimension="y" chart:name="primary-y" chart:style-name="Axs0">
            <chart:title chart:style-name="AT00">
              <text:p text:style-name="a1" text:class-names="" text:cond-style-name="">Gas Used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.$A$34:.$A$47"/>
          </chart:axis>
          <chart:series chart:label-cell-address="Sheet1.$B$33" chart:values-cell-range-address="Sheet1.$B$34:.$B$47" chart:class="chart:bar" chart:attached-axis="primary-y" chart:style-name="G0S0">
            <chart:data-point chart:repeated="14"/>
          </chart:series>
          <chart:series chart:label-cell-address="Sheet1.$C$33" chart:values-cell-range-address="Sheet1.$C$34:.$C$47" chart:class="chart:bar" chart:attached-axis="primary-y" chart:style-name="G0S1">
            <chart:data-point chart:repeated="14"/>
          </chart:series>
          <chart:series chart:label-cell-address="Sheet1.$D$33" chart:values-cell-range-address="Sheet1.$D$34:.$D$47" chart:class="chart:bar" chart:attached-axis="primary-y" chart:style-name="G0S2">
            <chart:data-point chart:repeated="14"/>
          </chart:series>
          <chart:series chart:label-cell-address="Sheet1.$E$33" chart:values-cell-range-address="Sheet1.$E$34:.$E$47" chart:class="chart:bar" chart:attached-axis="primary-y" chart:style-name="G0S3">
            <chart:data-point chart:repeated="14"/>
          </chart:series>
          <chart:series chart:label-cell-address="Sheet1.$F$33" chart:values-cell-range-address="Sheet1.$F$34:.$F$47" chart:class="chart:bar" chart:attached-axis="primary-y" chart:style-name="G0S4">
            <chart:data-point chart:repeated="14"/>
          </chart:series>
          <chart:series chart:label-cell-address="Sheet1.$G$33" chart:values-cell-range-address="Sheet1.$G$34:.$G$47" chart:class="chart:bar" chart:attached-axis="primary-y" chart:style-name="G0S5"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71a6db" draw:end-color="#559bdb" draw:start-intensity="100%" draw:end-intensity="100%"/>
    <draw:gradient draw:name="a7" draw:style="linear" draw:angle="0" draw:start-color="#81b861" draw:end-color="#6fb242" draw:start-intensity="100%" draw:end-intensity="100%"/>
    <draw:gradient draw:name="a2" draw:style="linear" draw:angle="0" draw:start-color="#6083cb" draw:end-color="#3e70ca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  <draw:gradient draw:name="a5" draw:style="linear" draw:angle="0" draw:start-color="#ffc746" draw:end-color="#ffc600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3E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adb9ca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530" chart:minimum="0" chart:interval-major="2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1389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43.8748031496062pt" svg:width="563.2502362204724pt" chart:style-name="Crt0">
        <chart:title chart:style-name="CT00">
          <text:p text:style-name="a0" text:class-names="" text:cond-style-name="">select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as Use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Users</text:p>
            </chart:title>
            <chart:grid chart:class="major" chart:style-name="GMa1"/>
          </chart:axis>
          <chart:series chart:values-cell-range-address="Sheet1.$B$82:.$P$82" chart:class="chart:scatter" chart:attached-axis="primary-y" chart:style-name="G0S0">
            <chart:domain table:cell-range-address="Sheet1.$B$81:.$P$81"/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